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Comic Sans MS" fo:font-size="8pt" fo:letter-spacing="normal" fo:font-style="normal" fo:font-weight="normal" loext:padding="0cm" loext:border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.25pt"/>
    </style:style>
    <style:style style:name="T3" style:family="text">
      <style:text-properties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s un término que se utiliza para describir una gran cantidad de sucesos relacionados con mitos y leyendas de alguna cultura o pueblo están representadas por dioses y seres sobrenaturales que permiten darle un colorido narrativo a las historias, están compuestas por explicaciones inverosímiles, situaciones irreales y fantásticas, fenómenos naturales de un alto poder, dioses que manejan a su antojo la naturaleza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3" meta:word-count="62" meta:character-count="417" meta:non-whitespace-character-count="354"/>
  </office:meta>
</office:document-meta>
</file>